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TW-MOE-Std-Kai" svg:font-family="TW-MOE-Std-Kai"/>
  </office:font-face-decls>
  <office:automatic-styles>
    <style:style style:name="P1" style:family="paragraph" style:parent-style-name="Standard" style:list-style-name="L1">
      <style:paragraph-properties fo:margin-top="0.201cm" fo:margin-bottom="0.201cm" style:contextual-spacing="false" fo:line-height="115%"/>
      <style:text-properties officeooo:rsid="001f6e78" officeooo:paragraph-rsid="001f6e78"/>
    </style:style>
    <style:style style:name="P2" style:family="paragraph" style:parent-style-name="Standard" style:list-style-name="L1">
      <style:paragraph-properties fo:margin-top="0.201cm" fo:margin-bottom="0.201cm" style:contextual-spacing="false" fo:line-height="115%"/>
      <style:text-properties officeooo:rsid="001f6e78" officeooo:paragraph-rsid="001f99a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99a2"/>
    </style:style>
    <style:style style:name="T3" style:family="text">
      <style:text-properties style:font-name="Liberation Serif" officeooo:rsid="001f99a2"/>
    </style:style>
    <style:style style:name="T4" style:family="text">
      <style:text-properties style:font-name="FreeSerif1" officeooo:rsid="001f99a2"/>
    </style:style>
    <style:style style:name="T5" style:family="text">
      <style:text-properties fo:color="#c9211e" loext:opacity="100%" style:font-name="FreeSerif1" officeooo:rsid="001f99a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47874406" text:style-name="L1">
        <text:list-item>
          <text:p text:style-name="P1">Texas Instruments 74HC595 shift register<text:line-break/><text:a xlink:type="simple" xlink:href="https://www.ti.com/lit/ds/symlink/sn74hc595.pdf" text:style-name="Internet_20_link" text:visited-style-name="Visited_20_Internet_20_Link">https://www.ti.com/lit/ds/symlink/sn74hc595.pdf</text:a></text:p>
        </text:list-item>
        <text:list-item>
          <text:p text:style-name="P1">Texas Instruments TPS25200 eFUSE<text:line-break/><text:a xlink:type="simple" xlink:href="https://www.ti.com/lit/ds/symlink/tps25200.pdf" text:style-name="Internet_20_link" text:visited-style-name="Visited_20_Internet_20_Link">https://www.ti.com/lit/ds/symlink/tps25200.pdf</text:a></text:p>
        </text:list-item>
        <text:list-item>
          <text:p text:style-name="P2">Analog Devices AD5160BRJZ5 digital potentiometer(RDAC)<text:line-break/><text:span text:style-name="T5">50kΩ version</text:span><text:line-break/><text:a xlink:type="simple" xlink:href="https://www.analog.com/media/en/technical-documentation/data-sheets/AD5160.pdf" text:style-name="Internet_20_link" text:visited-style-name="Visited_20_Internet_20_Link">https://www.analog.com/media/en/technical-documentation/data-sheets/AD5160.pdf</text:a></text:p>
        </text:list-item>
        <text:list-item>
          <text:p text:style-name="P1">Richtek RT9187QV low-dropout voltage regulator<text:line-break/><text:a xlink:type="simple" xlink:href="https://www.lcsc.com/datasheet/lcsc_datasheet_1811150411_Richtek-Tech-RT9187GQV_C147970.pdf" text:style-name="Internet_20_link" text:visited-style-name="Visited_20_Internet_20_Link"><text:span text:style-name="T1">https://www.lcsc.com/datasheet/lcsc_datasheet_1811150411_Richtek-Tech-RT9187GQV_C147970.pdf</text:span></text:a></text:p>
        </text:list-item>
        <text:list-item>
          <text:p text:style-name="P1">Texas Instruments 74HC4052 analogue multiplexer<text:line-break/><text:a xlink:type="simple" xlink:href="https://www.ti.com/lit/ds/symlink/cd74hc4052.pdf" text:style-name="Internet_20_link" text:visited-style-name="Visited_20_Internet_20_Link">https://www.ti.com/lit/ds/symlink/cd74hc4052.pdf</text:a></text:p>
        </text:list-item>
        <text:list-item>
          <text:p text:style-name="P1">Texas Instruments TLV9002 operational amplifier<text:line-break/><text:a xlink:type="simple" xlink:href="https://www.ti.com/lit/ds/symlink/tlv9002.pdf" text:style-name="Internet_20_link" text:visited-style-name="Visited_20_Internet_20_Link">https://www.ti.com/lit/ds/symlink/tlv9002.pdf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TW-MOE-Std-Kai" svg:font-family="TW-MOE-Std-Kai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GB" style:letter-kerning="true" style:font-name-asian="TW-MOE-Std-Kai" style:font-size-asian="10.5pt" style:language-asian="zh" style:country-asian="TW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n" fo:country="GB" style:letter-kerning="true" style:font-name-asian="TW-MOE-Std-Kai" style:font-size-asian="10.5pt" style:language-asian="zh" style:country-asian="TW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erif" fo:font-family="FreeSerif" style:font-family-generic="roman" fo:font-size="14pt" style:font-name-asian="TW-MOE-Std-Kai" style:font-family-asian="TW-MOE-Std-Kai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FreeSerif" fo:font-family="FreeSerif" style:font-family-generic="roman" style:font-name-asian="TW-MOE-Std-Kai" style:font-family-asian="TW-MOE-Std-Kai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FreeSerif" fo:font-family="FreeSerif" style:font-family-generic="roman" fo:font-size="12pt" fo:font-style="italic" style:font-name-asian="TW-MOE-Std-Kai" style:font-family-asian="TW-MOE-Std-Kai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name-asian="TW-MOE-Std-Kai" style:font-family-asian="TW-MOE-Std-Kai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3:38:44.315968252</meta:creation-date>
    <dc:date>2024-03-17T13:48:56.461191800</dc:date>
    <meta:editing-duration>PT10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3" meta:character-count="646" meta:non-whitespace-character-count="615"/>
  </office:meta>
</office:document-meta>
</file>